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Arabic" svg:font-family="'Droid Sans Arabic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43214" officeooo:paragraph-rsid="002657b7" style:font-weight-asian="normal" style:font-weight-complex="normal"/>
    </style:style>
    <style:style style:name="P2" style:family="paragraph" style:parent-style-name="Preformatted_20_Text">
      <style:text-properties fo:color="#00677c" fo:font-weight="bold" officeooo:rsid="00143214" officeooo:paragraph-rsid="00143214" style:font-weight-asian="normal" style:font-weight-complex="normal"/>
    </style:style>
    <style:style style:name="P3" style:family="paragraph" style:parent-style-name="Preformatted_20_Text">
      <style:text-properties fo:font-variant="normal" fo:text-transform="none" fo:color="#2d3b45" fo:letter-spacing="normal" fo:font-weight="normal" officeooo:rsid="00143214" officeooo:paragraph-rsid="00143214" style:font-weight-asian="normal" style:font-weight-complex="normal"/>
    </style:style>
    <style:style style:name="P4" style:family="paragraph" style:parent-style-name="Preformatted_20_Text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in" loext:contextual-spacing="false"/>
      <style:text-properties officeooo:paragraph-rsid="00180a52"/>
    </style:style>
    <style:style style:name="P6" style:family="paragraph" style:parent-style-name="Preformatted_20_Text">
      <style:paragraph-properties fo:margin-top="0in" fo:margin-bottom="0in" loext:contextual-spacing="false"/>
      <style:text-properties officeooo:rsid="0021b3cd" officeooo:paragraph-rsid="0021b3cd"/>
    </style:style>
    <style:style style:name="P7" style:family="paragraph" style:parent-style-name="Preformatted_20_Text">
      <style:paragraph-properties fo:margin-top="0in" fo:margin-bottom="0in" loext:contextual-spacing="false"/>
      <style:text-properties officeooo:paragraph-rsid="0026c44f"/>
    </style:style>
    <style:style style:name="P8" style:family="paragraph" style:parent-style-name="Preformatted_20_Text">
      <style:paragraph-properties fo:margin-top="0in" fo:margin-bottom="0in" loext:contextual-spacing="false"/>
      <style:text-properties officeooo:paragraph-rsid="0027a7f3"/>
    </style:style>
    <style:style style:name="P9" style:family="paragraph" style:parent-style-name="Preformatted_20_Text">
      <style:paragraph-properties fo:margin-top="0in" fo:margin-bottom="0in" loext:contextual-spacing="false"/>
      <style:text-properties officeooo:rsid="00163cb5" officeooo:paragraph-rsid="001c1a8e"/>
    </style:style>
    <style:style style:name="P10" style:family="paragraph" style:parent-style-name="Preformatted_20_Text">
      <style:paragraph-properties fo:margin-top="0in" fo:margin-bottom="0in" loext:contextual-spacing="false"/>
      <style:text-properties officeooo:rsid="00163cb5" officeooo:paragraph-rsid="001c7a00"/>
    </style:style>
    <style:style style:name="P11" style:family="paragraph" style:parent-style-name="Preformatted_20_Text">
      <style:paragraph-properties fo:margin-top="0in" fo:margin-bottom="0in" loext:contextual-spacing="false"/>
      <style:text-properties officeooo:rsid="00163cb5" officeooo:paragraph-rsid="00401da8"/>
    </style:style>
    <style:style style:name="P12" style:family="paragraph" style:parent-style-name="Preformatted_20_Text">
      <style:paragraph-properties fo:margin-top="0in" fo:margin-bottom="0in" loext:contextual-spacing="false"/>
      <style:text-properties officeooo:paragraph-rsid="00401da8"/>
    </style:style>
    <style:style style:name="P13" style:family="paragraph" style:parent-style-name="Standard">
      <style:text-properties fo:font-weight="normal" officeooo:rsid="00143214" officeooo:paragraph-rsid="00143214" style:font-weight-asian="normal" style:font-weight-complex="normal"/>
    </style:style>
    <style:style style:name="P14" style:family="paragraph" style:parent-style-name="Standard">
      <style:text-properties fo:font-weight="normal" officeooo:rsid="00288edc" officeooo:paragraph-rsid="002fa2dd" style:font-weight-asian="normal" style:font-weight-complex="normal"/>
    </style:style>
    <style:style style:name="P15" style:family="paragraph" style:parent-style-name="Standard">
      <style:text-properties fo:font-weight="normal" officeooo:rsid="0077c3cc" officeooo:paragraph-rsid="0077c3cc" style:font-weight-asian="normal" style:font-weight-complex="normal"/>
    </style:style>
    <style:style style:name="P16" style:family="paragraph" style:parent-style-name="Standard">
      <style:text-properties fo:font-weight="bold" officeooo:rsid="00143214" officeooo:paragraph-rsid="00143214" style:font-weight-asian="bold" style:font-weight-complex="bold"/>
    </style:style>
    <style:style style:name="P17" style:family="paragraph" style:parent-style-name="Standard">
      <style:text-properties fo:font-size="11pt" fo:font-weight="normal" officeooo:rsid="00143214" officeooo:paragraph-rsid="00143214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37a4e0" officeooo:paragraph-rsid="003ca2b3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3d2eaa" officeooo:paragraph-rsid="003d2eaa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4a7227" officeooo:paragraph-rsid="004a7227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288edc" officeooo:paragraph-rsid="002fa2dd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288edc" officeooo:paragraph-rsid="00143214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288edc" officeooo:paragraph-rsid="00288edc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paragraph-rsid="004a7227" style:font-size-asian="11pt" style:font-size-complex="11pt"/>
    </style:style>
    <style:style style:name="P25" style:family="paragraph" style:parent-style-name="Standard">
      <style:text-properties fo:font-size="11pt" fo:font-weight="normal" officeooo:rsid="004adf2b" officeooo:paragraph-rsid="004adf2b" style:font-size-asian="11pt" style:font-size-complex="11pt"/>
    </style:style>
    <style:style style:name="P26" style:family="paragraph" style:parent-style-name="Standard">
      <style:text-properties fo:font-size="11pt" fo:font-weight="bold" officeooo:rsid="00143214" officeooo:paragraph-rsid="007dd0c6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143214" officeooo:paragraph-rsid="0030e784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143214" officeooo:paragraph-rsid="00288edc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143214" officeooo:paragraph-rsid="002e9c7d" style:font-size-asian="11pt" style:font-weight-asian="bold" style:font-size-complex="11pt" style:font-weight-complex="bold"/>
    </style:style>
    <style:style style:name="P30" style:family="paragraph" style:parent-style-name="Standard">
      <style:text-properties officeooo:paragraph-rsid="0087ecbf"/>
    </style:style>
    <style:style style:name="P31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Droid Sans Arabic" fo:font-size="8pt" fo:letter-spacing="normal" officeooo:paragraph-rsid="00376ca3" style:font-size-asian="8pt" style:font-size-complex="8pt"/>
    </style:style>
    <style:style style:name="P32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Droid Sans Arabic" fo:font-size="8pt" fo:letter-spacing="normal" style:font-size-asian="8pt" style:font-size-complex="8pt"/>
    </style:style>
    <style:style style:name="P3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Droid Sans Arabic" fo:font-size="8pt" fo:letter-spacing="normal" officeooo:paragraph-rsid="003d2eaa" style:font-size-asian="8pt" style:font-size-complex="8pt"/>
    </style:style>
    <style:style style:name="P3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officeooo:paragraph-rsid="003d2eaa"/>
    </style:style>
    <style:style style:name="P35" style:family="paragraph" style:parent-style-name="Standard">
      <style:text-properties fo:font-weight="bold" officeooo:rsid="0091d0e8" officeooo:paragraph-rsid="0091d0e8" style:font-weight-asian="bold" style:font-weight-complex="bold"/>
    </style:style>
    <style:style style:name="P36" style:family="paragraph" style:parent-style-name="Standard" style:list-style-name="L1">
      <style:text-properties fo:font-weight="bold" officeooo:rsid="00143214" officeooo:paragraph-rsid="00143214" style:font-weight-asian="bold" style:font-weight-complex="bold"/>
    </style:style>
    <style:style style:name="P37" style:family="paragraph" style:parent-style-name="Standard">
      <style:text-properties fo:font-size="11pt" fo:font-weight="normal" officeooo:rsid="00376ca3" officeooo:paragraph-rsid="00143214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4adf2b" officeooo:paragraph-rsid="004adf2b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text-properties fo:font-size="11pt" fo:font-weight="normal" officeooo:rsid="0075294c" officeooo:paragraph-rsid="0075294c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text-properties fo:font-size="11pt" fo:font-weight="normal" officeooo:rsid="00665ee9" officeooo:paragraph-rsid="00665ee9" style:font-size-asian="11pt" style:font-weight-asian="normal" style:font-size-complex="11pt" style:font-weight-complex="normal"/>
    </style:style>
    <style:style style:name="P41" style:family="paragraph" style:parent-style-name="Standard" style:list-style-name="L4">
      <style:text-properties fo:font-size="11pt" fo:font-weight="normal" officeooo:rsid="0077c3cc" officeooo:paragraph-rsid="0077c3cc" style:font-size-asian="11pt" style:font-weight-asian="normal" style:font-size-complex="11pt" style:font-weight-complex="normal"/>
    </style:style>
    <style:style style:name="P42" style:family="paragraph" style:parent-style-name="Standard" style:list-style-name="L4">
      <style:text-properties fo:font-size="11pt" fo:font-weight="normal" officeooo:rsid="007ab6b7" officeooo:paragraph-rsid="007ab6b7" style:font-size-asian="11pt" style:font-weight-asian="normal" style:font-size-complex="11pt" style:font-weight-complex="normal"/>
    </style:style>
    <style:style style:name="P43" style:family="paragraph" style:parent-style-name="Standard" style:list-style-name="L4">
      <style:text-properties fo:font-size="11pt" fo:font-weight="normal" officeooo:rsid="007b6c3d" officeooo:paragraph-rsid="007b6c3d" style:font-size-asian="11pt" style:font-weight-asian="normal" style:font-size-complex="11pt" style:font-weight-complex="normal"/>
    </style:style>
    <style:style style:name="P44" style:family="paragraph" style:parent-style-name="Standard" style:list-style-name="L5">
      <style:text-properties fo:font-size="11pt" fo:font-weight="normal" officeooo:rsid="005e3fe5" officeooo:paragraph-rsid="0087ecbf" style:font-size-asian="11pt" style:font-weight-asian="normal" style:font-size-complex="11pt" style:font-weight-complex="normal"/>
    </style:style>
    <style:style style:name="P45" style:family="paragraph" style:parent-style-name="Standard" style:list-style-name="L5">
      <style:text-properties fo:font-size="11pt" fo:font-weight="normal" officeooo:rsid="00872e4e" officeooo:paragraph-rsid="00143214" style:font-size-asian="11pt" style:font-weight-asian="normal" style:font-size-complex="11pt" style:font-weight-complex="normal"/>
    </style:style>
    <style:style style:name="P46" style:family="paragraph" style:parent-style-name="Standard" style:list-style-name="L5">
      <style:text-properties fo:font-size="11pt" fo:font-weight="normal" officeooo:rsid="0029120d" officeooo:paragraph-rsid="0030e784" style:font-size-asian="11pt" style:font-weight-asian="normal" style:font-size-complex="11pt" style:font-weight-complex="normal"/>
    </style:style>
    <style:style style:name="P47" style:family="paragraph" style:parent-style-name="Standard" style:list-style-name="L7">
      <style:text-properties fo:font-size="11pt" fo:font-weight="normal" officeooo:rsid="0029120d" officeooo:paragraph-rsid="002e9c7d" style:font-size-asian="11pt" style:font-weight-asian="normal" style:font-size-complex="11pt" style:font-weight-complex="normal"/>
    </style:style>
    <style:style style:name="P48" style:family="paragraph" style:parent-style-name="Standard" style:list-style-name="L8">
      <style:text-properties fo:font-size="11pt" fo:font-weight="normal" officeooo:rsid="0029120d" officeooo:paragraph-rsid="00288edc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29120d" officeooo:paragraph-rsid="00288edc" style:font-size-asian="11pt" style:font-weight-asian="normal" style:font-size-complex="11pt" style:font-weight-complex="normal"/>
    </style:style>
    <style:style style:name="P50" style:family="paragraph" style:parent-style-name="Standard" style:list-style-name="L6">
      <style:text-properties fo:font-size="11pt" fo:font-weight="normal" officeooo:rsid="00618549" officeooo:paragraph-rsid="0030e784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2c3db7" officeooo:paragraph-rsid="00288edc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288edc" officeooo:paragraph-rsid="00143214" style:font-size-asian="11pt" style:font-weight-asian="normal" style:font-size-complex="11pt" style:font-weight-complex="normal"/>
    </style:style>
    <style:style style:name="P53" style:family="paragraph" style:parent-style-name="Standard" style:list-style-name="L6">
      <style:text-properties fo:font-size="11pt" fo:font-weight="normal" officeooo:rsid="00615485" officeooo:paragraph-rsid="009ef5ca" style:font-size-asian="11pt" style:font-weight-asian="normal" style:font-size-complex="11pt" style:font-weight-complex="normal"/>
    </style:style>
    <style:style style:name="P54" style:family="paragraph" style:parent-style-name="Standard" style:list-style-name="L10">
      <style:text-properties fo:font-size="11pt" fo:font-weight="normal" officeooo:rsid="00615485" officeooo:paragraph-rsid="00288edc" style:font-size-asian="11pt" style:font-weight-asian="normal" style:font-size-complex="11pt" style:font-weight-complex="normal"/>
    </style:style>
    <style:style style:name="P55" style:family="paragraph" style:parent-style-name="Standard" style:list-style-name="L10">
      <style:text-properties fo:font-size="11pt" fo:font-weight="bold" officeooo:rsid="002c3db7" officeooo:paragraph-rsid="00288edc" style:font-size-asian="11pt" style:font-weight-asian="bold" style:font-size-complex="11pt" style:font-weight-complex="bold"/>
    </style:style>
    <style:style style:name="P56" style:family="paragraph" style:parent-style-name="Standard">
      <style:text-properties fo:font-size="11pt" fo:font-weight="bold" officeooo:rsid="00143214" officeooo:paragraph-rsid="007dd0c6" style:font-size-asian="11pt" style:font-weight-asian="bold" style:font-size-complex="11pt" style:font-weight-complex="bold"/>
    </style:style>
    <style:style style:name="P57" style:family="paragraph" style:parent-style-name="Standard">
      <style:text-properties fo:font-size="11pt" fo:font-weight="bold" officeooo:rsid="00143214" officeooo:paragraph-rsid="00288edc" style:font-size-asian="11pt" style:font-weight-asian="bold" style:font-size-complex="11pt" style:font-weight-complex="bold"/>
    </style:style>
    <style:style style:name="P58" style:family="paragraph" style:parent-style-name="Standard">
      <style:text-properties fo:font-size="11pt" fo:font-weight="bold" officeooo:rsid="00143214" officeooo:paragraph-rsid="009bb4be" style:font-size-asian="11pt" style:font-weight-asian="bold" style:font-size-complex="11pt" style:font-weight-complex="bold"/>
    </style:style>
    <style:style style:name="P59" style:family="paragraph" style:parent-style-name="Standard">
      <style:text-properties fo:font-size="11pt" fo:font-weight="bold" officeooo:rsid="00143214" officeooo:paragraph-rsid="0030e784" style:font-size-asian="11pt" style:font-weight-asian="bold" style:font-size-complex="11pt" style:font-weight-complex="bold"/>
    </style:style>
    <style:style style:name="P60" style:family="paragraph" style:parent-style-name="Standard" style:list-style-name="L2"/>
    <style:style style:name="P61" style:family="paragraph" style:parent-style-name="Standard" style:list-style-name="L3">
      <style:text-properties fo:font-weight="normal" officeooo:rsid="008c1fa4" officeooo:paragraph-rsid="008c1fa4" style:font-weight-asian="normal" style:font-weight-complex="normal"/>
    </style:style>
    <style:style style:name="P62" style:family="paragraph" style:parent-style-name="Standard" style:list-style-name="L5">
      <style:text-properties officeooo:paragraph-rsid="0030e784"/>
    </style:style>
    <style:style style:name="P63" style:family="paragraph" style:parent-style-name="Standard" style:list-style-name="L9">
      <style:text-properties officeooo:paragraph-rsid="002cb95a"/>
    </style:style>
    <style:style style:name="P64" style:family="paragraph" style:parent-style-name="Standard">
      <style:text-properties fo:font-size="8pt" fo:font-weight="bold" officeooo:rsid="00143214" officeooo:paragraph-rsid="0030e784" style:font-size-asian="8pt" style:font-weight-asian="bold" style:font-size-complex="8pt" style:font-weight-complex="bold"/>
    </style:style>
    <style:style style:name="P65" style:family="paragraph" style:parent-style-name="Standard" style:list-style-name="L8">
      <style:text-properties fo:font-size="8pt" fo:font-weight="bold" officeooo:rsid="0029120d" officeooo:paragraph-rsid="00288edc" style:font-size-asian="8pt" style:font-weight-asian="bold" style:font-size-complex="8pt" style:font-weight-complex="bold"/>
    </style:style>
    <style:style style:name="P66" style:family="paragraph" style:parent-style-name="Preformatted_20_Text" style:list-style-name="L2">
      <style:text-properties fo:font-size="8pt" fo:font-style="italic" style:font-size-asian="8pt" style:font-style-asian="italic" style:font-size-complex="8pt" style:font-style-complex="italic"/>
    </style:style>
    <style:style style:name="P67" style:family="paragraph" style:parent-style-name="Preformatted_20_Text">
      <style:text-properties officeooo:paragraph-rsid="0095e1ea"/>
    </style:style>
    <style:style style:name="P68" style:family="paragraph" style:parent-style-name="Preformatted_20_Text">
      <style:paragraph-properties fo:margin-top="0in" fo:margin-bottom="0in" loext:contextual-spacing="false"/>
      <style:text-properties officeooo:paragraph-rsid="0027a7f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8edc" style:font-weight-asian="normal" style:font-weight-complex="normal"/>
    </style:style>
    <style:style style:name="T3" style:family="text">
      <style:text-properties fo:font-weight="normal" officeooo:rsid="0029120d" style:font-weight-asian="normal" style:font-weight-complex="normal"/>
    </style:style>
    <style:style style:name="T4" style:family="text">
      <style:text-properties fo:font-weight="normal" officeooo:rsid="002ac25c" style:font-weight-asian="normal" style:font-weight-complex="normal"/>
    </style:style>
    <style:style style:name="T5" style:family="text">
      <style:text-properties fo:font-weight="normal" officeooo:rsid="002c3db7" style:font-weight-asian="normal" style:font-weight-complex="normal"/>
    </style:style>
    <style:style style:name="T6" style:family="text">
      <style:text-properties fo:font-weight="normal" officeooo:rsid="002e9c7d" style:font-weight-asian="normal" style:font-weight-complex="normal"/>
    </style:style>
    <style:style style:name="T7" style:family="text">
      <style:text-properties fo:font-weight="normal" officeooo:rsid="00318934" style:font-weight-asian="normal" style:font-weight-complex="normal"/>
    </style:style>
    <style:style style:name="T8" style:family="text">
      <style:text-properties fo:font-weight="normal" officeooo:rsid="00331617" style:font-weight-asian="normal" style:font-weight-complex="normal"/>
    </style:style>
    <style:style style:name="T9" style:family="text">
      <style:text-properties fo:font-weight="normal" officeooo:rsid="0058873f" style:font-weight-asian="normal" style:font-weight-complex="normal"/>
    </style:style>
    <style:style style:name="T10" style:family="text">
      <style:text-properties fo:font-weight="normal" officeooo:rsid="00599211" style:font-weight-asian="normal" style:font-weight-complex="normal"/>
    </style:style>
    <style:style style:name="T11" style:family="text">
      <style:text-properties fo:font-weight="normal" officeooo:rsid="005c4d5a" style:font-weight-asian="normal" style:font-weight-complex="normal"/>
    </style:style>
    <style:style style:name="T12" style:family="text">
      <style:text-properties fo:font-weight="normal" officeooo:rsid="006467e5" style:font-weight-asian="normal" style:font-weight-complex="normal"/>
    </style:style>
    <style:style style:name="T13" style:family="text">
      <style:text-properties fo:font-weight="normal" officeooo:rsid="00899f4f" style:font-weight-asian="normal" style:font-weight-complex="normal"/>
    </style:style>
    <style:style style:name="T14" style:family="text">
      <style:text-properties fo:color="#00677c" fo:font-weight="bold"/>
    </style:style>
    <style:style style:name="T15" style:family="text">
      <style:text-properties fo:color="#00677c" fo:font-weight="bold" officeooo:rsid="002657b7"/>
    </style:style>
    <style:style style:name="T16" style:family="text">
      <style:text-properties fo:color="#c0c0c0"/>
    </style:style>
    <style:style style:name="T17" style:family="text">
      <style:text-properties fo:color="#808000"/>
    </style:style>
    <style:style style:name="T18" style:family="text">
      <style:text-properties fo:color="#000080"/>
    </style:style>
    <style:style style:name="T19" style:family="text">
      <style:text-properties officeooo:rsid="00163cb5"/>
    </style:style>
    <style:style style:name="T20" style:family="text">
      <style:text-properties officeooo:rsid="0023e4fe"/>
    </style:style>
    <style:style style:name="T21" style:family="text">
      <style:text-properties officeooo:rsid="002657b7"/>
    </style:style>
    <style:style style:name="T22" style:family="text">
      <style:text-properties officeooo:rsid="00288edc"/>
    </style:style>
    <style:style style:name="T23" style:family="text">
      <style:text-properties officeooo:rsid="002657b7" fo:background-color="#fff200" loext:char-shading-value="0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143214" style:font-weight-asian="normal" style:font-weight-complex="normal"/>
    </style:style>
    <style:style style:name="T26" style:family="text">
      <style:text-properties fo:font-style="normal" fo:font-weight="normal" officeooo:rsid="0037a4e0" style:font-weight-asian="normal" style:font-weight-complex="normal"/>
    </style:style>
    <style:style style:name="T27" style:family="text">
      <style:text-properties fo:font-variant="normal" fo:text-transform="none" fo:color="#2d3b45" style:font-name="Droid Sans Arabic" fo:font-size="8pt" fo:letter-spacing="normal" style:font-size-asian="8pt" style:font-size-complex="8pt"/>
    </style:style>
    <style:style style:name="T28" style:family="text">
      <style:text-properties fo:font-variant="normal" fo:text-transform="none" fo:color="#2d3b45" style:font-name="Droid Sans Arabic" fo:font-size="8pt" fo:letter-spacing="normal" fo:font-style="normal" fo:font-weight="normal" style:font-size-asian="8pt" style:font-size-complex="8pt"/>
    </style:style>
    <style:style style:name="T29" style:family="text">
      <style:text-properties fo:font-variant="normal" fo:text-transform="none" fo:color="#008000" style:font-name="monospace" fo:letter-spacing="normal" fo:font-style="normal"/>
    </style:style>
    <style:style style:name="T30" style:family="text">
      <style:text-properties fo:color="#ce181e" fo:font-weight="bold" fo:background-color="#fff200" loext:char-shading-value="0" style:font-weight-asian="bold" style:font-weight-complex="bold"/>
    </style:style>
    <style:style style:name="T31" style:family="text">
      <style:text-properties fo:color="#ce181e" fo:font-style="normal" fo:font-weight="bold" fo:background-color="#fff200" loext:char-shading-value="0" style:font-weight-asian="bold" style:font-weight-complex="bold"/>
    </style:style>
    <style:style style:name="T32" style:family="text">
      <style:text-properties fo:color="#ce181e" fo:font-size="12pt" officeooo:rsid="00288edc" style:font-size-asian="12pt" style:font-size-complex="12pt"/>
    </style:style>
    <style:style style:name="T33" style:family="text">
      <style:text-properties officeooo:rsid="00396d0e"/>
    </style:style>
    <style:style style:name="T34" style:family="text">
      <style:text-properties officeooo:rsid="003ca2b3"/>
    </style:style>
    <style:style style:name="T35" style:family="text">
      <style:text-properties officeooo:rsid="003d065a"/>
    </style:style>
    <style:style style:name="T36" style:family="text">
      <style:text-properties officeooo:rsid="0048a86d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officeooo:rsid="0037a4e0" style:font-weight-asian="normal" style:font-weight-complex="normal"/>
    </style:style>
    <style:style style:name="T39" style:family="text">
      <style:text-properties officeooo:rsid="0038be3c" style:font-weight-asian="normal" style:font-weight-complex="normal"/>
    </style:style>
    <style:style style:name="T40" style:family="text">
      <style:text-properties officeooo:rsid="00396d0e" style:font-weight-asian="normal" style:font-weight-complex="normal"/>
    </style:style>
    <style:style style:name="T41" style:family="text">
      <style:text-properties officeooo:rsid="003b1c06" style:font-weight-asian="normal" style:font-weight-complex="normal"/>
    </style:style>
    <style:style style:name="T42" style:family="text">
      <style:text-properties officeooo:rsid="004a7227" style:font-weight-asian="normal" style:font-weight-complex="normal"/>
    </style:style>
    <style:style style:name="T43" style:family="text">
      <style:text-properties officeooo:rsid="004e7248" style:font-weight-asian="normal" style:font-weight-complex="normal"/>
    </style:style>
    <style:style style:name="T44" style:family="text">
      <style:text-properties officeooo:rsid="004f7659" style:font-weight-asian="normal" style:font-weight-complex="normal"/>
    </style:style>
    <style:style style:name="T45" style:family="text">
      <style:text-properties officeooo:rsid="00602c7d" style:font-weight-asian="normal" style:font-weight-complex="normal"/>
    </style:style>
    <style:style style:name="T46" style:family="text">
      <style:text-properties officeooo:rsid="0073403d" style:font-weight-asian="normal" style:font-weight-complex="normal"/>
    </style:style>
    <style:style style:name="T47" style:family="text">
      <style:text-properties officeooo:rsid="007476a4" style:font-weight-asian="normal" style:font-weight-complex="normal"/>
    </style:style>
    <style:style style:name="T48" style:family="text">
      <style:text-properties officeooo:rsid="004c8f34"/>
    </style:style>
    <style:style style:name="T49" style:family="text">
      <style:text-properties officeooo:rsid="004d8e89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officeooo:rsid="0060d1ee" style:font-size-asian="11pt" style:font-size-complex="11pt"/>
    </style:style>
    <style:style style:name="T52" style:family="text">
      <style:text-properties fo:font-size="11pt" fo:font-weight="normal" officeooo:rsid="00288edc" style:font-size-asian="11pt" style:font-weight-asian="normal" style:font-size-complex="11pt" style:font-weight-complex="normal"/>
    </style:style>
    <style:style style:name="T53" style:family="text">
      <style:text-properties fo:font-size="11pt" fo:font-weight="normal" officeooo:rsid="0029120d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0318934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02cb95a" style:font-size-asian="11pt" style:font-weight-asian="normal" style:font-size-complex="11pt" style:font-weight-complex="normal"/>
    </style:style>
    <style:style style:name="T56" style:family="text">
      <style:text-properties fo:font-size="11pt" fo:font-weight="normal" officeooo:rsid="008a74c1" style:font-size-asian="11pt" style:font-weight-asian="normal" style:font-size-complex="11pt" style:font-weight-complex="normal"/>
    </style:style>
    <style:style style:name="T57" style:family="text">
      <style:text-properties fo:font-size="11pt" fo:font-weight="bold" officeooo:rsid="00288edc" style:font-size-asian="11pt" style:font-weight-asian="bold" style:font-size-complex="11pt" style:font-weight-complex="bold"/>
    </style:style>
    <style:style style:name="T58" style:family="text">
      <style:text-properties fo:font-size="11pt" fo:font-weight="bold" officeooo:rsid="00318934" style:font-size-asian="11pt" style:font-weight-asian="bold" style:font-size-complex="11pt" style:font-weight-complex="bold"/>
    </style:style>
    <style:style style:name="T59" style:family="text">
      <style:text-properties fo:font-size="11pt" fo:font-weight="bold" officeooo:rsid="0029120d" style:font-size-asian="11pt" style:font-weight-asian="bold" style:font-size-complex="11pt" style:font-weight-complex="bold"/>
    </style:style>
    <style:style style:name="T60" style:family="text">
      <style:text-properties officeooo:rsid="0060d1ee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ize="8pt" fo:font-style="italic" style:font-size-asian="8pt" style:font-style-asian="italic" style:font-size-complex="8pt" style:font-style-complex="italic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2ac25c" style:font-size-asian="8pt" style:font-size-complex="8pt"/>
    </style:style>
    <style:style style:name="T65" style:family="text">
      <style:text-properties fo:font-size="8pt" fo:font-weight="bold" style:font-size-asian="8pt" style:font-weight-asian="bold" style:font-size-complex="8pt" style:font-weight-complex="bold"/>
    </style:style>
    <style:style style:name="T66" style:family="text">
      <style:text-properties fo:font-size="8pt" fo:font-weight="bold" officeooo:rsid="00318934" style:font-size-asian="8pt" style:font-weight-asian="bold" style:font-size-complex="8pt" style:font-weight-complex="bold"/>
    </style:style>
    <style:style style:name="T67" style:family="text">
      <style:text-properties fo:font-size="8pt" fo:font-weight="bold" officeooo:rsid="0029120d" style:font-size-asian="8pt" style:font-weight-asian="bold" style:font-size-complex="8pt" style:font-weight-complex="bold"/>
    </style:style>
    <style:style style:name="T68" style:family="text">
      <style:text-properties fo:font-size="8pt" fo:font-weight="normal" style:font-size-asian="8pt" style:font-weight-asian="normal" style:font-size-complex="8pt" style:font-weight-complex="normal"/>
    </style:style>
    <style:style style:name="T69" style:family="text">
      <style:text-properties officeooo:rsid="0076a6f3"/>
    </style:style>
    <style:style style:name="T70" style:family="text">
      <style:text-properties officeooo:rsid="007ce18b"/>
    </style:style>
    <style:style style:name="T71" style:family="text">
      <style:text-properties officeooo:rsid="007fe118"/>
    </style:style>
    <style:style style:name="T72" style:family="text">
      <style:text-properties officeooo:rsid="008c1fa4"/>
    </style:style>
    <style:style style:name="T73" style:family="text">
      <style:text-properties officeooo:rsid="008dcc7b"/>
    </style:style>
    <style:style style:name="T74" style:family="text">
      <style:text-properties officeooo:rsid="0095e1ea"/>
    </style:style>
    <style:style style:name="T75" style:family="text">
      <style:text-properties fo:color="#000000" officeooo:rsid="002657b7" fo:background-color="#fff200" loext:char-shading-value="0"/>
    </style:style>
    <style:style style:name="T76" style:family="text">
      <style:text-properties fo:color="#000000" officeooo:rsid="002657b7" fo:background-color="#ffffff" loext:char-shading-value="0"/>
    </style:style>
    <style:style style:name="T77" style:family="text">
      <style:text-properties fo:color="#000000" officeooo:rsid="002657b7" fo:background-color="#ffffff" loext:char-shading-value="0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officeooo:rsid="00331617"/>
    </style:style>
    <style:style style:name="T80" style:family="text">
      <style:text-properties officeooo:rsid="002ac2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tudent Name: Yi-Ting, Hsieh(a1691807)</text:p>
      <text:list xml:id="list684487458" text:style-name="L1">
        <text:list-item>
          <text:p text:style-name="P36">Part 1</text:p>
        </text:list-item>
      </text:list>
      <text:p text:style-name="P37">From the source code provided from myUni, we learn that there is a vulnerability for such program. That is in the following code:</text:p>
      <text:p text:style-name="P3"><text:s/></text:p>
      <text:p text:style-name="P31"><text:s text:c="4"/><text:span text:style-name="T25">if (isPositiveNumber(inbuf)) </text:span><text:line-break/> <text:s text:c="8"/><text:span text:style-name="T30"><text:s/></text:span><text:span text:style-name="T31">int i = atoi(inbuf);</text:span></text:p>
      <text:p text:style-name="P32"><text:s text:c="10"/><text:span text:style-name="T24">if (i &lt; MLEN) </text:span></text:p>
      <text:p text:style-name="P32"><text:s text:c="17"/><text:span text:style-name="T24">sprintf(outbuf, "Byte at %d 0x%02x\n", i, message[i]);</text:span></text:p>
      <text:p text:style-name="P32"><text:s text:c="17"/><text:span text:style-name="T24">write(ns, outbuf, strlen(outbuf));</text:span></text:p>
      <text:p text:style-name="P32"><text:s text:c="11"/><text:span text:style-name="T24">else </text:span></text:p>
      <text:p text:style-name="P32"><text:s text:c="17"/><text:span text:style-name="T24">sprintf(outbuf, "Index %d out of bounds\n", i);</text:span></text:p>
      <text:p text:style-name="P32"><text:s text:c="17"/><text:span text:style-name="T24">write(ns, outbuf, strlen(outbuf));</text:span></text:p>
      <text:p text:style-name="P18"><text:span text:style-name="T33">Because the program calls isPositiveNumber() to check whether the input only contains digits or not. If so, t</text:span>he program calls atoi <text:span text:style-name="T48">function directly without checking the boundary</text:span>. <text:span text:style-name="T33">Then, it checks whether the value return from atoi() is less than MLEN. After a few attempting, we get the MLEN is equal to 54. Also, we get the value of our message. </text:span></text:p>
      <text:p text:style-name="P18"><text:line-break/><text:span text:style-name="T34">On the other hand, if we enter the right password, the program will execute the following code:</text:span></text:p>
      <text:p text:style-name="P33"><text:s text:c="5"/><text:span text:style-name="T26">if (!strcmp(inbuf, password)) </text:span></text:p>
      <text:p text:style-name="P33"><text:tab/> <text:s text:c="2"/><text:span text:style-name="T24">for (int i = 0; i &lt; MLEN; i++) </text:span></text:p>
      <text:p text:style-name="P33"><text:s text:c="9"/><text:tab/><text:tab/> <text:span text:style-name="T31">uint8_t b = message[i]^key[i];</text:span></text:p>
      <text:p text:style-name="P34"><text:span text:style-name="T27"><text:s text:c="8"/><text:tab/><text:tab/> <text:s/></text:span><text:span text:style-name="T28">write(ns, &amp;b, 1);</text:span></text:p>
      <text:p text:style-name="P19"><text:span text:style-name="T49">Now we know</text:span> the message can be decrypted by applying XOR operation to corresponding key[i] <text:span text:style-name="T36">with message[i], we can learn that this is a stream cipher with symmetric key for both encryption and decryption</text:span>. So all we have to do is to find out the key.</text:p>
      <text:p text:style-name="P19"/>
      <text:p text:style-name="P24"><text:span text:style-name="T46">T</text:span><text:span text:style-name="T38">he program calls atoi without checking the boundary of </text:span><text:span text:style-name="T43">the input</text:span><text:span text:style-name="T39"> </text:span><text:span text:style-name="T38">value, </text:span><text:span text:style-name="T40">w</text:span><text:span text:style-name="T38">e can exploit this to cheat the program so that the atoi </text:span><text:span text:style-name="T47">function</text:span><text:span text:style-name="T38"> can return a negative number. <text:s/>B</text:span><text:span text:style-name="T41">ecause a negative number is always less than MLEN</text:span><text:span text:style-name="T38">, we can use it to print out some memory blocks, which stored the key values, before the message. </text:span><text:span text:style-name="T43">Since</text:span><text:span text:style-name="T42"> computer represent</text:span><text:span text:style-name="T44">s</text:span><text:span text:style-name="T42"> signed integers using two’s complement, we can enter some positive values which are going to be interpreted as negative number in atoi(). After few </text:span><text:span text:style-name="T44">attempts</text:span><text:span text:style-name="T42">, we find out the boundary is near 21474836479</text:span><text:span text:style-name="T29">.</text:span><text:span text:style-name="T42"> If we input some values that are slightly smaller than this value, we will be able to print out the key.</text:span></text:p>
      <text:p text:style-name="P20"/>
      <text:p text:style-name="P25"><text:span text:style-name="T45">After</text:span><text:span text:style-name="T37"> get</text:span><text:span text:style-name="T45">ting</text:span><text:span text:style-name="T37"> the key, we perform the XOR operation on our message to corresponding key and get the URL address, which is:<text:line-break/><text:tab/></text:span><text:a xlink:type="simple" xlink:href="https://cs.adelaide.edu.au/~yval/SP18/assignment2.pdf" text:style-name="Internet_20_link" text:visited-style-name="Visited_20_Internet_20_Link"><text:span text:style-name="T37">https://cs.adelaide.edu.au/~yval/SP18/assignment2.pdf</text:span></text:a></text:p>
      <text:p text:style-name="P38"/>
      <text:p text:style-name="P38"/>
      <text:p text:style-name="P38"><text:soft-page-break/></text:p>
      <text:list xml:id="list184043871234120" text:continue-numbering="true" text:style-name="L1">
        <text:list-item>
          <text:p text:style-name="P36">Part 2</text:p>
        </text:list-item>
      </text:list>
      <text:p text:style-name="P2"/>
      <text:p text:style-name="P1"><text:span text:style-name="T14"><text:tab/></text:span><text:span text:style-name="T15">1.)</text:span></text:p>
      <text:p text:style-name="P1"><text:span text:style-name="T15"><text:tab/><text:tab/></text:span><text:span text:style-name="T14">int32_t</text:span><text:span text:style-name="T16"> </text:span><text:span text:style-name="T14">f1</text:span>(<text:span text:style-name="T14">int32_t</text:span><text:span text:style-name="T16"> </text:span><text:span text:style-name="T14">a</text:span>){</text:p>
      <text:p text:style-name="P4"><text:span text:style-name="T16"><text:s text:c="4"/><text:tab/><text:tab/><text:tab/></text:span><text:span text:style-name="T17">return</text:span><text:span text:style-name="T16"> </text:span>a<text:span text:style-name="T16"> </text:span>&amp;<text:span text:style-name="T16"> </text:span>-a;</text:p>
      <text:p text:style-name="P4"><text:tab/><text:tab/>}</text:p>
      <text:p text:style-name="P4"><text:tab/></text:p>
      <text:p text:style-name="P4"><text:tab/><text:tab/><text:span text:style-name="T19">Ans: The function compares the input with the two’s complement of <text:tab/><text:tab/><text:tab/>input and returns the value(in int32_t type) of least significant bit <text:tab/><text:tab/><text:tab/>which is not 0 in<text:tab/>a.</text:span></text:p>
      <text:p text:style-name="P4"/>
      <text:p text:style-name="P4"/>
      <text:p text:style-name="P4"><text:tab/><text:span text:style-name="T21">2.)</text:span></text:p>
      <text:p text:style-name="P4"><text:span text:style-name="T14"><text:tab/><text:tab/>int32_t</text:span><text:span text:style-name="T16"> </text:span><text:span text:style-name="T14">f2</text:span>(<text:span text:style-name="T14">uint16_t</text:span><text:span text:style-name="T16"> </text:span><text:span text:style-name="T14">a</text:span>,<text:span text:style-name="T16"> </text:span><text:span text:style-name="T14">uint16_t</text:span><text:span text:style-name="T16"> </text:span><text:span text:style-name="T14">b</text:span>){</text:p>
      <text:p text:style-name="P4"><text:span text:style-name="T16"><text:s text:c="4"/><text:tab/><text:tab/><text:tab/></text:span><text:span text:style-name="T17">return</text:span><text:span text:style-name="T16"> </text:span>((int32_t)a<text:span text:style-name="T16"> </text:span>-<text:span text:style-name="T16"> </text:span>(int32_t)b)<text:span text:style-name="T16"> </text:span>&gt;&gt;<text:span text:style-name="T16"> </text:span><text:span text:style-name="T18">31</text:span>;</text:p>
      <text:p text:style-name="P7"><text:tab/><text:tab/>}</text:p>
      <text:p text:style-name="P7"/>
      <text:p text:style-name="P9"><text:tab/><text:tab/>Ans: The function compares the input a and b:</text:p>
      <text:p text:style-name="P9"><text:tab/><text:tab/><text:tab/>if a &gt;= b, it returns 0;</text:p>
      <text:p text:style-name="P10"><text:s text:c="12"/><text:tab/>else(when a &lt; b), it returns -1.</text:p>
      <text:p text:style-name="P4"/>
      <text:p text:style-name="P4"/>
      <text:p text:style-name="P4"><text:tab/><text:span text:style-name="T21">3.)</text:span></text:p>
      <text:p text:style-name="P4"><text:span text:style-name="T14"><text:tab/><text:tab/>int32_t</text:span><text:span text:style-name="T16"> </text:span><text:span text:style-name="T14">f3</text:span>(<text:span text:style-name="T14">int32_t</text:span><text:span text:style-name="T16"> </text:span><text:span text:style-name="T14">a</text:span>){</text:p>
      <text:p text:style-name="P4"><text:span text:style-name="T16"><text:s text:c="4"/><text:tab/><text:tab/><text:tab/></text:span><text:span text:style-name="T17">return</text:span><text:span text:style-name="T16"> </text:span>(a<text:span text:style-name="T16"> </text:span>|<text:span text:style-name="T16"> </text:span>-a)<text:span text:style-name="T16"> </text:span>&gt;&gt;<text:span text:style-name="T16"> </text:span><text:span text:style-name="T18">31</text:span>;</text:p>
      <text:p text:style-name="P4"><text:tab/><text:tab/>}</text:p>
      <text:p text:style-name="P4"/>
      <text:p text:style-name="P12"><text:tab/><text:tab/><text:span text:style-name="T19">Ans: The function checks whether the input a is 0, </text:span></text:p>
      <text:p text:style-name="P11"><text:tab/><text:tab/><text:tab/>if the input a is 0, returns 0;</text:p>
      <text:p text:style-name="P6"><text:tab/><text:tab/><text:tab/>else (input <text:span text:style-name="T20">a </text:span>!= 0), the function returns -1.</text:p>
      <text:p text:style-name="P5"/>
      <text:p text:style-name="P4"><text:tab/><text:span text:style-name="T77">4.)</text:span></text:p>
      <text:p text:style-name="P4"><text:span text:style-name="T14"><text:tab/><text:tab/>int32_t</text:span><text:span text:style-name="T16"> </text:span><text:span text:style-name="T14">f4</text:span>(<text:span text:style-name="T14">uint32_t</text:span><text:span text:style-name="T16"> </text:span><text:span text:style-name="T14">a</text:span>,<text:span text:style-name="T16"> </text:span><text:span text:style-name="T14">uint32_t</text:span><text:span text:style-name="T16"> </text:span><text:span text:style-name="T14">b</text:span>,<text:span text:style-name="T16"> </text:span><text:span text:style-name="T14">int32_t</text:span><text:span text:style-name="T16"> </text:span><text:span text:style-name="T14">c</text:span>,<text:span text:style-name="T16"> </text:span><text:span text:style-name="T14">int32_t</text:span><text:span text:style-name="T16"> </text:span><text:span text:style-name="T14">d</text:span>){</text:p>
      <text:p text:style-name="P4"><text:span text:style-name="T16"><text:s text:c="4"/><text:tab/><text:tab/><text:tab/></text:span>c<text:span text:style-name="T16"> </text:span>^=<text:span text:style-name="T16"> </text:span>d;</text:p>
      <text:p text:style-name="P4"><text:span text:style-name="T16"><text:s text:c="4"/><text:tab/><text:tab/><text:tab/></text:span>c<text:span text:style-name="T16"> </text:span>=<text:span text:style-name="T16"> </text:span>(c<text:span text:style-name="T16"> </text:span>|<text:span text:style-name="T16"> </text:span>-c)<text:span text:style-name="T16"> </text:span>&gt;&gt;<text:span text:style-name="T16"> </text:span><text:span text:style-name="T18">31</text:span>;</text:p>
      <text:p text:style-name="P4"><text:span text:style-name="T16"><text:s text:c="4"/><text:tab/><text:tab/><text:tab/></text:span><text:span text:style-name="T17">return</text:span><text:span text:style-name="T16"> </text:span>(a<text:span text:style-name="T16"> </text:span>&amp;<text:span text:style-name="T16"> </text:span>~c)<text:span text:style-name="T16"> </text:span>|<text:span text:style-name="T16"> </text:span>(b<text:span text:style-name="T16"> </text:span>&amp;<text:span text:style-name="T16"> </text:span>c);</text:p>
      <text:p text:style-name="P8"><text:tab/><text:tab/>}</text:p>
      <text:p text:style-name="P8"/>
      <text:p text:style-name="Preformatted_20_Text"><text:tab/><text:tab/>Ans: </text:p>
      <text:p text:style-name="Preformatted_20_Text"><text:tab/><text:tab/><text:span text:style-name="T35">If input c and input d have different signed, the function returns <text:s/><text:tab/><text:tab/><text:tab/>the int32_t type of b. (if the uint32_t b is &gt;= 2^31, then the int32_t <text:tab/><text:tab/>of b will be the some negative number).</text:span></text:p>
      <text:p text:style-name="P67"><text:tab/><text:tab/></text:p>
      <text:p text:style-name="P67"><text:tab/><text:tab/>else if input c and d have the same sign<text:span text:style-name="T74">ed</text:span>, the function returns the <text:tab/><text:tab/><text:tab/>int32_t type of a. <text:span text:style-name="T35">(if the uint32_t a is &gt;= 2^31, then the int32_t <text:tab/><text:tab/><text:tab/>a will be some negative number)</text:span></text:p>
      <text:p text:style-name="P8"><text:tab/><text:tab/></text:p>
      <text:p text:style-name="P8"><text:tab/><text:tab/><text:span text:style-name="T74">p.s) if input c and d are both &gt;= 0, or they are all &lt; 0, then we say c <text:tab/><text:tab/>and d have the same signed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/text:p>
      <text:list xml:id="list184042695252950" text:continue-numbering="true" text:style-name="L1">
        <text:list-item>
          <text:p text:style-name="P36">Part 3</text:p>
        </text:list-item>
      </text:list>
      <text:p text:style-name="P16"><text:span text:style-name="T1"><text:tab/></text:span><text:span text:style-name="T2"><text:tab/></text:span></text:p>
      <text:p text:style-name="P14"><text:span text:style-name="T50"><text:tab/></text:span><text:span text:style-name="T51">1.) Use american fuzzy lop(</text:span><text:a xlink:type="simple" xlink:href="http://lcamtuf.coredump.cx/afl/" text:style-name="Internet_20_link" text:visited-style-name="Visited_20_Internet_20_Link"><text:span text:style-name="T51">http://lcamtuf.coredump.cx/afl/</text:span></text:a><text:span text:style-name="T51">) to find out the <text:tab/><text:tab/>possible test cases that cause crash.</text:span></text:p>
      <text:list xml:id="list1442360260" text:style-name="L2">
        <text:list-item>
          <text:p text:style-name="P60"><text:span text:style-name="T50">Modify makefile:</text:span><text:line-break/> <text:span text:style-name="T62">change to CC=afl-gcc -fno-stack-protector -z execstack <text:s text:c="2"/></text:span></text:p>
        </text:list-item>
        <text:list-item>
          <text:p text:style-name="P39">Prepare some simple test cases.</text:p>
        </text:list-item>
        <text:list-item>
          <text:p text:style-name="P40">Command line used to find <text:span text:style-name="T69">out </text:span>the crash:</text:p>
          <text:p text:style-name="P66">./afl-fuzz -i <text:span text:style-name="T73">somePath</text:span>/testDir/ -o Result/Res_BigNum-# afl_fuzzy_folder/BigNum-#/calc -tmn</text:p>
        </text:list-item>
      </text:list>
      <text:p text:style-name="P14"><text:tab/></text:p>
      <text:p text:style-name="P14"><text:tab/><text:span text:style-name="T72">The configure files are in part-3/afl-fuzzy-folder/, which contains</text:span></text:p>
      <text:list xml:id="list2299110377" text:style-name="L3">
        <text:list-item>
          <text:p text:style-name="P61">Different candidates programs file in BigNum-# folder</text:p>
        </text:list-item>
        <text:list-item>
          <text:p text:style-name="P61">Some test cases in testDir/</text:p>
        </text:list-item>
        <text:list-item>
          <text:p text:style-name="P61">The result of afl in Result/Res_BigNum-#</text:p>
        </text:list-item>
      </text:list>
      <text:p text:style-name="P14"/>
      <text:p text:style-name="P21"><text:tab/><text:span text:style-name="T60">2.) Use libfuzzer to analyze the cause of the crash or other vulnerabilities of the <text:tab/>program.</text:span></text:p>
      <text:list xml:id="list1194839627" text:style-name="L4">
        <text:list-item>
          <text:p text:style-name="P41">Modify the makefile, bn.c, calc.c and some other source file for compiling the libfuzzer program.</text:p>
        </text:list-item>
        <text:list-item>
          <text:p text:style-name="P41">Prepare some test cases.</text:p>
        </text:list-item>
        <text:list-item>
          <text:p text:style-name="P41">Use <text:span text:style-name="T61">calc_afl_asan</text:span>, <text:span text:style-name="T61">calc_afl, calc_msan, calc_ubsan </text:span>to run our program. </text:p>
        </text:list-item>
        <text:list-item>
          <text:p text:style-name="P42">Use above sanitized programs to analyze the test cases we found that caused crash earlier from afl.</text:p>
        </text:list-item>
        <text:list-item>
          <text:p text:style-name="P43">Use above sanitized programs to run some test of our <text:span text:style-name="T70">sample test cases.</text:span></text:p>
        </text:list-item>
      </text:list>
      <text:p text:style-name="P15"/>
      <text:p text:style-name="P14"/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>Student id: a1691</text:span><text:span text:style-name="T32">807</text:span></text:p>
      <text:p text:style-name="P21"/>
      <text:p text:style-name="P21">candidate<text:span text:style-name="T71">s</text:span>:</text:p>
      <text:p text:style-name="P30"><text:span text:style-name="T52"><text:tab/></text:span><text:span text:style-name="T57">BigNum-7:</text:span></text:p>
      <text:list xml:id="list2096244442" text:style-name="L5">
        <text:list-item>
          <text:p text:style-name="P44">dump doesn’t work</text:p>
        </text:list-item>
        <text:list-item>
          <text:p text:style-name="P45">swap doesn’t work</text:p>
        </text:list-item>
        <text:list-item>
          <text:p text:style-name="P46">Detect memory leak</text:p>
        </text:list-item>
        <text:list-item>
          <text:p text:style-name="P62"><text:span text:style-name="T53">Detect </text:span><text:span text:style-name="T54">stack-buffer-underflow:<text:line-break/></text:span><text:span text:style-name="T66">=24076==ERROR: AddressSanitizer: stack-buffer-underflow on address 0x7ffd5e5f2d38 at pc 0x55ed35d04962 bp 0x7ffd5e5f2b90 sp 0x7ffd5e5f2b88</text:span></text:p>
        </text:list-item>
      </text:list>
      <text:p text:style-name="P27"><text:span text:style-name="T7"><text:tab/><text:tab/><text:tab/></text:span><text:span text:style-name="T8">calc.c:94:36 in dump</text:span></text:p>
      <text:p text:style-name="P64"><text:span text:style-name="T79"><text:tab/><text:tab/>==22218==ERROR: AddressSanitizer: stack-buffer-underflow on address 0x7fff48decbf8 at pc <text:tab/><text:tab/>0x55c6bfa12f3d bp 0x7fff48decba0 sp 0x7fff48decb98</text:span></text:p>
      <text:p text:style-name="P27"><text:span text:style-name="T8"><text:tab/><text:tab/><text:tab/></text:span><text:span text:style-name="T12">calc.c:25:12 in pop</text:span></text:p>
      <text:list xml:id="list2494961957" text:style-name="L6">
        <text:list-item>
          <text:p text:style-name="P50">Has Limited Stack size.</text:p>
        </text:list-item>
        <text:list-item>
          <text:p text:style-name="P53">Has Input size limit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8"><text:soft-page-break/><text:span text:style-name="T2"><text:tab/></text:span><text:span text:style-name="T22">BigNum-0:</text:span></text:p>
      <text:list xml:id="list1542939926" text:style-name="L7">
        <text:list-item>
          <text:p text:style-name="P47">Detect memory leak</text:p>
        </text:list-item>
        <text:list-item>
          <text:p text:style-name="P47">Detect heap-buffer-overflow:<text:line-break/><text:span text:style-name="T65">==12113==ERROR: AddressSanitizer: heap-buffer-overflow on address 0x602000003b72 at pc 0x56361074a99e bp 0x7ffee5bce630 sp 0x7ffee5bce628</text:span></text:p>
        </text:list-item>
      </text:list>
      <text:p text:style-name="P58"><text:span text:style-name="T3"><text:tab/><text:tab/><text:tab/></text:span><text:span text:style-name="T6">bn_reallen(): bn.c:112:19</text:span><text:span text:style-name="T3"><text:tab/></text:span><text:tab/></text:p>
      <text:p text:style-name="P58"><text:tab/><text:tab/><text:span text:style-name="T63">==17228==ERROR: AddressSanitizer: heap-buffer-overflow on address 0x607000000070 at pc <text:tab/><text:tab/>0x55f3da85b645 bp 0x7ffdb4d45030 sp 0x7ffdb4d45028</text:span></text:p>
      <text:p text:style-name="P29"><text:tab/><text:tab/><text:tab/><text:span text:style-name="T9">calc.c:56:30 in stack_push</text:span><text:span text:style-name="T4"><text:tab/><text:tab/></text:span></text:p>
      <text:p text:style-name="P23"/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><text:tab/></text:span><text:span text:style-name="T22">BigNum-8:</text:span></text:p>
      <text:list xml:id="list97511409" text:style-name="L8">
        <text:list-item>
          <text:p text:style-name="P48">Detect memory leak</text:p>
        </text:list-item>
        <text:list-item>
          <text:p text:style-name="P48">Detect heap-buffer-overflow:</text:p>
          <text:p text:style-name="P65">==27906==ERROR: AddressSanitizer: heap-buffer-overflow on address 0x602000004c12 at pc 0x564d53daf239 bp 0x7fff15f977a0 sp 0x7fff15f97798</text:p>
        </text:list-item>
      </text:list>
      <text:p text:style-name="P28"><text:span text:style-name="T3"><text:tab/><text:tab/><text:tab/>bn_sub: </text:span><text:span text:style-name="T4">bn.c:243:28<text:line-break/><text:tab/><text:tab/></text:span><text:span text:style-name="T64">==32475==ERROR: AddressSanitizer: heap-buffer-overflow on address 0x60300000f1a8 at pc <text:tab/><text:tab/><text:tab/>0x55ee342971ae bp 0x7ffc376058f0 sp 0x7ffc376050a0 <text:s text:c="2"/></text:span></text:p>
      <text:p text:style-name="P28"><text:span text:style-name="T4"><text:tab/><text:tab/><text:tab/></text:span><text:span text:style-name="T11">in _</text:span><text:span text:style-name="T10">asan_memcpy</text:span></text:p>
      <text:list xml:id="list1567532504" text:style-name="L9">
        <text:list-item>
          <text:p text:style-name="P63"><text:span text:style-name="T53">Detect </text:span><text:span text:style-name="T55">dynamic</text:span><text:span text:style-name="T53">-</text:span><text:span text:style-name="T55">stack-</text:span><text:span text:style-name="T56">buffer</text:span><text:span text:style-name="T53">-overflow:<text:line-break/></text:span><text:span text:style-name="T67">==29132==ERROR: AddressSanitizer: dynamic-stack-buffer-overflow on address 0x7ffdd6e10f20 at pc 0x55f7b44eabfe bp 0x7ffdd6e10ef0 sp 0x7ffdd6e10ee8</text:span></text:p>
        </text:list-item>
      </text:list>
      <text:p text:style-name="P28"><text:span text:style-name="T4"><text:tab/><text:tab/><text:tab/></text:span><text:span text:style-name="T5">bn_mul: b</text:span><text:span text:style-name="T13">n</text:span><text:span text:style-name="T5">.c:320:29</text:span></text:p>
      <text:p text:style-name="P51"/>
      <text:list xml:id="list2701958056" text:style-name="L10">
        <text:list-item>
          <text:p text:style-name="P55">ERROR: AddressSanitizer: memcpy-param-overlap<text:line-break/><text:span text:style-name="T63">32478==ERROR: AddressSanitizer: memcpy-param-overlap: memory ranges [0x603000000040,0x603000000080) and [0x603000000010, 0x603000000050) overlap </text:span></text:p>
        </text:list-item>
        <text:list-item>
          <text:p text:style-name="P54">Has Input size limit</text:p>
        </text:list-item>
      </text:list>
      <text:p text:style-name="P4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Arabic" svg:font-family="'Droid Sans Arabic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22:13:36.992540091</meta:creation-date>
    <meta:generator>LibreOffice/6.0.6.2$Linux_X86_64 LibreOffice_project/00m0$Build-2</meta:generator>
    <dc:date>2018-09-24T18:40:42.296552311</dc:date>
    <meta:editing-duration>P3DT18H52M28S</meta:editing-duration>
    <meta:editing-cycles>138</meta:editing-cycles>
    <meta:document-statistic meta:table-count="0" meta:image-count="0" meta:object-count="0" meta:page-count="4" meta:paragraph-count="99" meta:word-count="914" meta:character-count="6137" meta:non-whitespace-character-count="5015"/>
  </office:meta>
</office:document-meta>
</file>